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41cc3" officeooo:paragraph-rsid="00141cc3"/>
    </style:style>
    <style:style style:name="P2" style:family="paragraph" style:parent-style-name="Standard">
      <style:text-properties fo:font-weight="bold" officeooo:rsid="0008d19e" officeooo:paragraph-rsid="0008d19e" style:font-weight-asian="bold" style:font-weight-complex="bold"/>
    </style:style>
    <style:style style:name="P3" style:family="paragraph" style:parent-style-name="Standard">
      <style:text-properties fo:font-weight="bold" officeooo:rsid="0008d19e" officeooo:paragraph-rsid="002f0fe9" style:font-weight-asian="bold" style:font-weight-complex="bold"/>
    </style:style>
    <style:style style:name="P4" style:family="paragraph" style:parent-style-name="Standard">
      <style:text-properties fo:font-weight="bold" officeooo:rsid="0034ffdf" officeooo:paragraph-rsid="0034ffdf" style:font-weight-asian="bold" style:font-weight-complex="bold"/>
    </style:style>
    <style:style style:name="P5" style:family="paragraph" style:parent-style-name="Standard">
      <style:text-properties officeooo:rsid="001b39fb" officeooo:paragraph-rsid="001b39fb"/>
    </style:style>
    <style:style style:name="P6" style:family="paragraph" style:parent-style-name="Standard">
      <style:text-properties officeooo:rsid="002a2ed2" officeooo:paragraph-rsid="003250ba"/>
    </style:style>
    <style:style style:name="P7" style:family="paragraph" style:parent-style-name="Standard">
      <style:text-properties officeooo:rsid="002f0fe9" officeooo:paragraph-rsid="002f0fe9"/>
    </style:style>
    <style:style style:name="P8" style:family="paragraph" style:parent-style-name="Standard">
      <style:text-properties officeooo:rsid="002a79c3" officeooo:paragraph-rsid="002f0fe9"/>
    </style:style>
    <style:style style:name="P9" style:family="paragraph" style:parent-style-name="Standard">
      <style:text-properties officeooo:rsid="002f8c9e" officeooo:paragraph-rsid="002f8c9e"/>
    </style:style>
    <style:style style:name="P10" style:family="paragraph" style:parent-style-name="Standard">
      <style:text-properties officeooo:rsid="003250ba" officeooo:paragraph-rsid="003250ba"/>
    </style:style>
    <style:style style:name="P11" style:family="paragraph" style:parent-style-name="Standard">
      <style:text-properties officeooo:rsid="00313996" officeooo:paragraph-rsid="00313996"/>
    </style:style>
    <style:style style:name="P12" style:family="paragraph" style:parent-style-name="Standard">
      <style:text-properties fo:font-weight="normal" officeooo:rsid="003280b3" officeooo:paragraph-rsid="003280b3" style:font-weight-asian="normal" style:font-weight-complex="normal"/>
    </style:style>
    <style:style style:name="P13" style:family="paragraph" style:parent-style-name="Standard">
      <style:text-properties fo:font-weight="normal" officeooo:rsid="0033c441" officeooo:paragraph-rsid="0033c441" style:font-weight-asian="normal" style:font-weight-complex="normal"/>
    </style:style>
    <style:style style:name="P14" style:family="paragraph" style:parent-style-name="Standard">
      <style:text-properties fo:font-weight="normal" officeooo:rsid="0033d0f0" officeooo:paragraph-rsid="0033d0f0" style:font-weight-asian="normal" style:font-weight-complex="normal"/>
    </style:style>
    <style:style style:name="P15" style:family="paragraph" style:parent-style-name="Standard">
      <style:text-properties fo:font-weight="normal" officeooo:rsid="0034ffdf" officeooo:paragraph-rsid="0034ffdf" style:font-weight-asian="normal" style:font-weight-complex="normal"/>
    </style:style>
    <style:style style:name="P16" style:family="paragraph" style:parent-style-name="Standard">
      <style:text-properties fo:font-weight="normal" officeooo:rsid="0036a987" officeooo:paragraph-rsid="0036a987" style:font-weight-asian="normal" style:font-weight-complex="normal"/>
    </style:style>
    <style:style style:name="P17" style:family="paragraph" style:parent-style-name="Standard">
      <style:text-properties fo:font-weight="normal" officeooo:rsid="0036fdbe" officeooo:paragraph-rsid="0036fdbe" style:font-weight-asian="normal" style:font-weight-complex="normal"/>
    </style:style>
    <style:style style:name="P18" style:family="paragraph" style:parent-style-name="Standard">
      <style:text-properties fo:font-weight="normal" officeooo:rsid="0037643b" officeooo:paragraph-rsid="0037643b" style:font-weight-asian="normal" style:font-weight-complex="normal"/>
    </style:style>
    <style:style style:name="P19" style:family="paragraph" style:parent-style-name="Standard">
      <style:text-properties fo:font-weight="normal" officeooo:rsid="003b35af" officeooo:paragraph-rsid="003b35af" style:font-weight-asian="normal" style:font-weight-complex="normal"/>
    </style:style>
    <style:style style:name="P20" style:family="paragraph" style:parent-style-name="Standard">
      <style:text-properties fo:font-weight="normal" officeooo:rsid="0038154c" officeooo:paragraph-rsid="0038154c" style:font-weight-asian="normal" style:font-weight-complex="normal"/>
    </style:style>
    <style:style style:name="P21" style:family="paragraph" style:parent-style-name="Standard">
      <style:text-properties fo:font-weight="normal" officeooo:rsid="003cb652" officeooo:paragraph-rsid="003cb652" style:font-weight-asian="normal" style:font-weight-complex="normal"/>
    </style:style>
    <style:style style:name="P22" style:family="paragraph" style:parent-style-name="Standard">
      <style:text-properties fo:font-weight="normal" officeooo:rsid="003fbe51" officeooo:paragraph-rsid="003fbe51" style:font-weight-asian="normal" style:font-weight-complex="normal"/>
    </style:style>
    <style:style style:name="P23" style:family="paragraph" style:parent-style-name="Standard">
      <style:text-properties officeooo:rsid="0008d19e" officeooo:paragraph-rsid="003280b3"/>
    </style:style>
    <style:style style:name="P24" style:family="paragraph" style:parent-style-name="Standard">
      <style:text-properties officeooo:rsid="0033c441" officeooo:paragraph-rsid="0033c441"/>
    </style:style>
    <style:style style:name="P25" style:family="paragraph" style:parent-style-name="Standard">
      <style:text-properties officeooo:rsid="0033c441" officeooo:paragraph-rsid="0033d0f0"/>
    </style:style>
    <style:style style:name="P26" style:family="paragraph" style:parent-style-name="Standard">
      <style:text-properties officeooo:rsid="0033d0f0" officeooo:paragraph-rsid="0033d0f0"/>
    </style:style>
    <style:style style:name="P27" style:family="paragraph" style:parent-style-name="Standard">
      <style:text-properties officeooo:rsid="0034ffdf" officeooo:paragraph-rsid="0034ffdf"/>
    </style:style>
    <style:style style:name="P28" style:family="paragraph" style:parent-style-name="Standard">
      <style:text-properties officeooo:rsid="003cb652" officeooo:paragraph-rsid="003cb652"/>
    </style:style>
    <style:style style:name="P29" style:family="paragraph" style:parent-style-name="Standard">
      <style:text-properties officeooo:rsid="003b35af" officeooo:paragraph-rsid="003b35af"/>
    </style:style>
    <style:style style:name="P30" style:family="paragraph" style:parent-style-name="Standard">
      <style:text-properties officeooo:rsid="003fbe51" officeooo:paragraph-rsid="003fbe51"/>
    </style:style>
    <style:style style:name="P31" style:family="paragraph" style:parent-style-name="Standard">
      <style:text-properties fo:font-weight="normal" officeooo:rsid="00430da8" officeooo:paragraph-rsid="00430da8" style:font-weight-asian="normal" style:font-weight-complex="normal"/>
    </style:style>
    <style:style style:name="P32" style:family="paragraph" style:parent-style-name="Standard">
      <style:text-properties fo:font-weight="normal" officeooo:rsid="00440479" officeooo:paragraph-rsid="003fbe51" style:font-weight-asian="normal" style:font-weight-complex="normal"/>
    </style:style>
    <style:style style:name="P33" style:family="paragraph" style:parent-style-name="Standard">
      <style:text-properties officeooo:rsid="003fbe51" officeooo:paragraph-rsid="003fbe51"/>
    </style:style>
    <style:style style:name="P34" style:family="paragraph" style:parent-style-name="Standard">
      <style:text-properties officeooo:rsid="003fbe51" officeooo:paragraph-rsid="004448fb"/>
    </style:style>
    <style:style style:name="P35" style:family="paragraph" style:parent-style-name="Standard">
      <style:text-properties officeooo:rsid="0008d19e" officeooo:paragraph-rsid="0008d19e"/>
    </style:style>
    <style:style style:name="P36" style:family="paragraph" style:parent-style-name="Standard">
      <style:text-properties officeooo:rsid="0045b09b" officeooo:paragraph-rsid="0045b0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d19e" style:font-weight-asian="bold" style:font-weight-complex="bold"/>
    </style:style>
    <style:style style:name="T3" style:family="text">
      <style:text-properties officeooo:rsid="0041a80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4448f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1">1. Wort</text:span></text:p>
      <text:p text:style-name="P24">Fatale</text:p>
      <text:p text:style-name="P24">Farblose</text:p>
      <text:p text:style-name="P24">Hinf#llige</text:p>
      <text:p text:style-name="P24">Knappe</text:p>
      <text:p text:style-name="P24">Krude</text:p>
      <text:p text:style-name="P24">Rohe</text:p>
      <text:p text:style-name="P24">Lasche</text:p>
      <text:p text:style-name="P24">Matte</text:p>
      <text:p text:style-name="P24"><text:span text:style-name="T3">X </text:span>Schaurige</text:p>
      <text:p text:style-name="P24">Schlappe</text:p>
      <text:p text:style-name="P24">Schlimme</text:p>
      <text:p text:style-name="P25">Profane</text:p>
      <text:p text:style-name="P26">Morsche</text:p>
      <text:p text:style-name="P26">Feuchte</text:p>
      <text:p text:style-name="P26">Verdrehte</text:p>
      <text:p text:style-name="P26">Br%chige</text:p>
      <text:p text:style-name="P26">Glibschige</text:p>
      <text:p text:style-name="P26">Bauchige</text:p>
      <text:p text:style-name="P28">Wulstige</text:p>
      <text:p text:style-name="P30">Wabernde</text:p>
      <text:p text:style-name="P30">Sinkende</text:p>
      <text:p text:style-name="P30">R$chelnde</text:p>
      <text:p text:style-name="P1"/>
      <text:p text:style-name="P35"><text:span text:style-name="T1">2. Wort Teil 1</text:span></text:p>
      <text:p text:style-name="P24">Blind</text:p>
      <text:p text:style-name="P24">Dunkel</text:p>
      <text:p text:style-name="P24">Grau</text:p>
      <text:p text:style-name="P24"><text:span text:style-name="T3">X </text:span>Flach</text:p>
      <text:p text:style-name="P24">Neid</text:p>
      <text:p text:style-name="P26">Panik</text:p>
      <text:p text:style-name="P26"><text:span text:style-name="T3">x </text:span>Morast</text:p>
      <text:p text:style-name="P26">Alarm</text:p>
      <text:p text:style-name="P27">Fress</text:p>
      <text:p text:style-name="P27">Mampf</text:p>
      <text:p text:style-name="P27">Brech</text:p>
      <text:p text:style-name="P27">Schlaf</text:p>
      <text:p text:style-name="P27">Spuk</text:p>
      <text:p text:style-name="P29">Schweine</text:p>
      <text:p text:style-name="P28">H$hlen</text:p>
      <text:p text:style-name="P28">H#nge</text:p>
      <text:p text:style-name="P28">Press</text:p>
      <text:p text:style-name="P28">Watschel</text:p>
      <text:p text:style-name="P28">Aufzieh</text:p>
      <text:p text:style-name="P28">Boller</text:p>
      <text:p text:style-name="P30">Schicksals</text:p>
      <text:p text:style-name="P30">Flutsch</text:p>
      <text:p text:style-name="P30">Schnodder</text:p>
      <text:p text:style-name="P30">Schmodder</text:p>
      <text:p text:style-name="P30">Luft</text:p>
      <text:p text:style-name="P36">D%mpel</text:p>
      <text:p text:style-name="P23"/>
      <text:p text:style-name="P2"><text:soft-page-break/>2. Wort Teil 2 männlich</text:p>
      <text:p text:style-name="P14">balken</text:p>
      <text:p text:style-name="P14">wubbel</text:p>
      <text:p text:style-name="P14">Plautze</text:p>
      <text:p text:style-name="P20">zacken</text:p>
      <text:p text:style-name="P20">schn$rkel</text:p>
      <text:p text:style-name="P21">bottich</text:p>
      <text:p text:style-name="P21">poller</text:p>
      <text:p text:style-name="P21">cocktail</text:p>
      <text:p text:style-name="P21">verlust</text:p>
      <text:p text:style-name="P21">atem</text:p>
      <text:p text:style-name="P21">knorpel</text:p>
      <text:p text:style-name="P21">klumpatsch</text:p>
      <text:p text:style-name="P34"><text:span text:style-name="T4">zufal</text:span><text:span text:style-name="T5">l</text:span></text:p>
      <text:p text:style-name="P34"><text:span text:style-name="T5">salat</text:span></text:p>
      <text:p text:style-name="P8"><text:span text:style-name="T2"/></text:p>
      <text:p text:style-name="P3">2. Wort Teil 2 weiblich</text:p>
      <text:p text:style-name="P28">st$rung</text:p>
      <text:p text:style-name="P28">hy#ne</text:p>
      <text:p text:style-name="P30">strafe</text:p>
      <text:p text:style-name="P30">pustel</text:p>
      <text:p text:style-name="P26"/>
      <text:p text:style-name="P4">3. Wort Teil 2 neutrum</text:p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5:23:31.757075174</meta:creation-date>
    <dc:date>2024-05-09T15:31:01.305807969</dc:date>
    <meta:editing-duration>PT9H49M14S</meta:editing-duration>
    <meta:editing-cycles>60</meta:editing-cycles>
    <meta:generator>LibreOffice/7.6.6.3$Linux_X86_64 LibreOffice_project/60$Build-3</meta:generator>
    <meta:document-statistic meta:table-count="0" meta:image-count="0" meta:object-count="0" meta:page-count="2" meta:paragraph-count="71" meta:word-count="90" meta:character-count="532" meta:non-whitespace-character-count="513"/>
  </office:meta>
</office:document-meta>
</file>